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Replace ".bash" with your shell if you're not using bash</text:p>
      <text:p text:style-name="Standard"># Possible values are: setup.bash, setup.sh, setup.zsh</text:p>
      <text:p text:style-name="Standard"/>
      <text:p text:style-name="Standard">source /opt/ros/humble/setup.bash</text:p>
      <text:p text:style-name="Standard">source install/setup.ba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24:26.122989774</meta:creation-date>
    <dc:date>2023-10-18T13:27:44.778882098</dc:date>
    <meta:editing-duration>PT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2" meta:character-count="170" meta:non-whitespace-character-count="152"/>
  </office:meta>
</office:document-meta>
</file>